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text-properties style:font-name="Calibri2" fo:font-size="12pt" officeooo: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7"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9"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10" style:family="paragraph" style:parent-style-name="Standard">
      <style:text-properties style:font-name="Calibri2" fo:font-size="12pt" officeooo:rsid="00268003" officeooo:paragraph-rsid="0030f318" style:font-size-asian="10.5pt" style:font-size-complex="12pt"/>
    </style:style>
    <style:style style:name="P11" style:family="paragraph" style:parent-style-name="Standard">
      <style:text-properties style:font-name="Calibri2" fo:font-size="12pt" officeooo:rsid="0030f318" officeooo:paragraph-rsid="0030f318" style:font-size-asian="10.5pt" style:font-size-complex="12pt"/>
    </style:style>
    <style:style style:name="P12" style:family="paragraph" style:parent-style-name="Standard">
      <style:text-properties officeooo:rsid="00277d07" officeooo:paragraph-rsid="002959ff"/>
    </style:style>
    <style:style style:name="P13" style:family="paragraph" style:parent-style-name="Standard">
      <style:text-properties officeooo:rsid="00277d07" officeooo:paragraph-rsid="002b06e7"/>
    </style:style>
    <style:style style:name="P14" style:family="paragraph" style:parent-style-name="Standard">
      <style:text-properties officeooo:paragraph-rsid="002959ff"/>
    </style:style>
    <style:style style:name="P15" style:family="paragraph" style:parent-style-name="Standard">
      <style:text-properties fo:color="#000000" officeooo:rsid="0040dfd1" officeooo:paragraph-rsid="0040dfd1"/>
    </style:style>
    <style:style style:name="P16" style:family="paragraph" style:parent-style-name="Standard">
      <style:text-properties officeooo:rsid="00420579" officeooo:paragraph-rsid="00420579"/>
    </style:style>
    <style:style style:name="P17" style:family="paragraph" style:parent-style-name="Standard">
      <style:text-properties officeooo:rsid="00456aaf" officeooo:paragraph-rsid="00456aaf"/>
    </style:style>
    <style:style style:name="P18" style:family="paragraph" style:parent-style-name="Standard">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19" style:family="paragraph" style:parent-style-name="Standard">
      <style:text-properties officeooo:paragraph-rsid="0063557f"/>
    </style:style>
    <style:style style:name="P20" style:family="paragraph" style:parent-style-name="Standard">
      <style:text-properties officeooo:rsid="00644e9d" officeooo:paragraph-rsid="00644e9d"/>
    </style:style>
    <style:style style:name="P21" style:family="paragraph" style:parent-style-name="Standard">
      <style:text-properties officeooo:rsid="00655ba5" officeooo:paragraph-rsid="00655ba5"/>
    </style:style>
    <style:style style:name="P22"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23" style:family="paragraph" style:parent-style-name="Text_20_body">
      <style:paragraph-properties fo:margin-top="0cm" fo:margin-bottom="0cm" loext:contextual-spacing="false" fo:line-height="100%"/>
      <style:text-properties officeooo:rsid="0045eea8" officeooo:paragraph-rsid="0045eea8"/>
    </style:style>
    <style:style style:name="P24" style:family="paragraph" style:parent-style-name="Text_20_body">
      <style:paragraph-properties fo:margin-top="0cm" fo:margin-bottom="0cm" loext:contextual-spacing="false" fo:line-height="100%"/>
      <style:text-properties officeooo:rsid="005abd08" officeooo:paragraph-rsid="005abd08"/>
    </style:style>
    <style:style style:name="P25" style:family="paragraph" style:parent-style-name="Text_20_body">
      <style:paragraph-properties fo:margin-top="0cm" fo:margin-bottom="0cm" loext:contextual-spacing="false"/>
      <style:text-properties officeooo:rsid="005abd08" officeooo:paragraph-rsid="005abd08"/>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ext_20_body" style:list-style-name="L1">
      <style:paragraph-properties fo:margin-top="0cm" fo:margin-bottom="0cm" loext:contextual-spacing="false" fo:line-height="100%"/>
      <style:text-properties officeooo:rsid="0058ef0b" officeooo:paragraph-rsid="005abd08"/>
    </style:style>
    <style:style style:name="P30" style:family="paragraph" style:parent-style-name="Text_20_body" style:list-style-name="L1">
      <style:paragraph-properties fo:margin-top="0cm" fo:margin-bottom="0cm" loext:contextual-spacing="false" fo:line-height="100%"/>
      <style:text-properties officeooo:rsid="005abd08" officeooo:paragraph-rsid="005abd08"/>
    </style:style>
    <style:style style:name="P31" style:family="paragraph" style:parent-style-name="Text_20_body" style:list-style-name="L2">
      <style:paragraph-properties fo:margin-top="0cm" fo:margin-bottom="0cm" loext:contextual-spacing="false"/>
      <style:text-properties officeooo:rsid="005abd08" officeooo:paragraph-rsid="005abd08"/>
    </style:style>
    <style:style style:name="P32" style:family="paragraph" style:parent-style-name="Text_20_body" style:list-style-name="L2">
      <style:paragraph-properties fo:margin-top="0cm" fo:margin-bottom="0cm" loext:contextual-spacing="false"/>
      <style:text-properties officeooo:rsid="005de65c" officeooo:paragraph-rsid="005de65c"/>
    </style:style>
    <style:style style:name="P33" style:family="paragraph" style:parent-style-name="Text_20_body" style:list-style-name="L8">
      <style:paragraph-properties fo:margin-top="0cm" fo:margin-bottom="0cm" loext:contextual-spacing="false" fo:line-height="100%"/>
      <style:text-properties officeooo:rsid="005de65c" officeooo:paragraph-rsid="005de65c"/>
    </style:style>
    <style:style style:name="P34" style:family="paragraph" style:parent-style-name="Text_20_body" style:list-style-name="L8">
      <style:paragraph-properties fo:margin-top="0cm" fo:margin-bottom="0cm" loext:contextual-spacing="false" fo:line-height="100%"/>
      <style:text-properties officeooo:rsid="00420579" officeooo:paragraph-rsid="00420579"/>
    </style:style>
    <style:style style:name="P35" style:family="paragraph" style:parent-style-name="Text_20_body" style:list-style-name="L8">
      <style:paragraph-properties fo:margin-top="0cm" fo:margin-bottom="0cm" loext:contextual-spacing="false" fo:line-height="100%"/>
      <style:text-properties officeooo:rsid="0045eea8" officeooo:paragraph-rsid="0045eea8"/>
    </style:style>
    <style:style style:name="P36"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109a15" officeooo:paragraph-rsid="005abd08" style:font-size-asian="12pt" style:font-weight-asian="normal" style:font-size-complex="12pt" style:font-weight-complex="normal"/>
    </style:style>
    <style:style style:name="P37" style:family="paragraph" style:parent-style-name="Standard" style:list-style-name="L3">
      <style:paragraph-properties fo:text-align="start" style:justify-single-word="false"/>
      <style:text-properties style:text-position="0% 100%" style:font-name="Calibri2" fo:font-size="12pt" style:text-underline-style="none" fo:font-weight="normal" officeooo:rsid="0058ef0b" officeooo:paragraph-rsid="005abd08" style:font-size-asian="12pt" style:font-weight-asian="normal" style:font-size-complex="12pt" style:font-weight-complex="normal"/>
    </style:style>
    <style:style style:name="P38" style:family="paragraph" style:parent-style-name="Standard" style:list-style-name="L4">
      <style:text-properties officeooo:rsid="003304c1" officeooo:paragraph-rsid="003304c1"/>
    </style:style>
    <style:style style:name="P39" style:family="paragraph" style:parent-style-name="Standard" style:list-style-name="L4">
      <style:text-properties officeooo:rsid="00338989" officeooo:paragraph-rsid="00338989"/>
    </style:style>
    <style:style style:name="P40" style:family="paragraph" style:parent-style-name="Standard" style:list-style-name="L4">
      <style:text-properties fo:color="#000000" officeooo:rsid="0033ad1a" officeooo:paragraph-rsid="00338989"/>
    </style:style>
    <style:style style:name="P41" style:family="paragraph" style:parent-style-name="Standard" style:list-style-name="L4">
      <style:text-properties fo:color="#000000" officeooo:rsid="0033ad1a" officeooo:paragraph-rsid="0038b1ae"/>
    </style:style>
    <style:style style:name="P42" style:family="paragraph" style:parent-style-name="Standard" style:list-style-name="L4">
      <style:text-properties fo:color="#000000" officeooo:rsid="0033ad1a" officeooo:paragraph-rsid="0033ad1a"/>
    </style:style>
    <style:style style:name="P43" style:family="paragraph" style:parent-style-name="Standard" style:list-style-name="L4">
      <style:text-properties fo:color="#000000" officeooo:rsid="0033ad1a" officeooo:paragraph-rsid="0040dfd1"/>
    </style:style>
    <style:style style:name="P44" style:family="paragraph" style:parent-style-name="Standard" style:list-style-name="L4">
      <style:text-properties fo:color="#000000" officeooo:rsid="00338989" officeooo:paragraph-rsid="0033ad1a"/>
    </style:style>
    <style:style style:name="P45" style:family="paragraph" style:parent-style-name="Standard" style:list-style-name="L4">
      <style:text-properties fo:color="#000000" officeooo:rsid="003f9e14" officeooo:paragraph-rsid="003f9e14"/>
    </style:style>
    <style:style style:name="P46" style:family="paragraph" style:parent-style-name="Standard" style:list-style-name="L7">
      <style:text-properties fo:color="#000000" officeooo:rsid="003f9e14" officeooo:paragraph-rsid="00456aaf"/>
    </style:style>
    <style:style style:name="P47" style:family="paragraph" style:parent-style-name="Standard" style:list-style-name="L4">
      <style:text-properties fo:color="#000000" officeooo:rsid="00351949" officeooo:paragraph-rsid="0040dfd1"/>
    </style:style>
    <style:style style:name="P48" style:family="paragraph" style:parent-style-name="Standard" style:list-style-name="L4">
      <style:text-properties fo:color="#000000" officeooo:rsid="005f9c11" officeooo:paragraph-rsid="005f9c11"/>
    </style:style>
    <style:style style:name="P49" style:family="paragraph" style:parent-style-name="Standard" style:list-style-name="L4">
      <style:text-properties fo:color="#000000" officeooo:rsid="0040dfd1" officeooo:paragraph-rsid="0040dfd1"/>
    </style:style>
    <style:style style:name="P50" style:family="paragraph" style:parent-style-name="Standard" style:list-style-name="L7">
      <style:text-properties fo:color="#000000" officeooo:rsid="0045eea8" officeooo:paragraph-rsid="0045eea8"/>
    </style:style>
    <style:style style:name="P51" style:family="paragraph" style:parent-style-name="Standard" style:list-style-name="L5">
      <style:text-properties officeooo:rsid="00456aaf" officeooo:paragraph-rsid="00456aaf"/>
    </style:style>
    <style:style style:name="P52" style:family="paragraph" style:parent-style-name="Standard" style:list-style-name="L6">
      <style:text-properties officeooo:rsid="00456aaf" officeooo:paragraph-rsid="00456aaf"/>
    </style:style>
    <style:style style:name="P53" style:family="paragraph" style:parent-style-name="Standard" style:list-style-name="L7">
      <style:text-properties officeooo:rsid="00456aaf" officeooo:paragraph-rsid="00456aaf"/>
    </style:style>
    <style:style style:name="P54" style:family="paragraph" style:parent-style-name="Standard" style:list-style-name="L8">
      <style:text-properties officeooo:rsid="00456aaf" officeooo:paragraph-rsid="00456aaf"/>
    </style:style>
    <style:style style:name="P55" style:family="paragraph" style:parent-style-name="Standard" style:list-style-name="L5">
      <style:text-properties officeooo:rsid="005c4073" officeooo:paragraph-rsid="005c4073"/>
    </style:style>
    <style:style style:name="P56" style:family="paragraph" style:parent-style-name="Standard" style:list-style-name="L6">
      <style:text-properties officeooo:rsid="005c4073" officeooo:paragraph-rsid="005c4073"/>
    </style:style>
    <style:style style:name="P57" style:family="paragraph" style:parent-style-name="Standard" style:list-style-name="L5">
      <style:text-properties officeooo:rsid="005f9c11" officeooo:paragraph-rsid="005f9c11"/>
    </style:style>
    <style:style style:name="P58" style:family="paragraph" style:parent-style-name="Standard" style:list-style-name="L7">
      <style:text-properties officeooo:rsid="005f9c11" officeooo:paragraph-rsid="005f9c11"/>
    </style:style>
    <style:style style:name="P59" style:family="paragraph" style:parent-style-name="Standard" style:list-style-name="L6">
      <style:text-properties officeooo:rsid="005f9c11" officeooo:paragraph-rsid="0065f563"/>
    </style:style>
    <style:style style:name="P60" style:family="paragraph" style:parent-style-name="Standard" style:list-style-name="L6">
      <style:text-properties officeooo:rsid="00420579" officeooo:paragraph-rsid="00420579"/>
    </style:style>
    <style:style style:name="P61" style:family="paragraph" style:parent-style-name="Standard" style:list-style-name="L7">
      <style:text-properties officeooo:rsid="00420579" officeooo:paragraph-rsid="00420579"/>
    </style:style>
    <style:style style:name="P62" style:family="paragraph" style:parent-style-name="Standard" style:list-style-name="L6">
      <style:text-properties officeooo:rsid="005de65c" officeooo:paragraph-rsid="005de65c"/>
    </style:style>
    <style:style style:name="P63" style:family="paragraph" style:parent-style-name="Heading_20_2">
      <style:text-properties officeooo:paragraph-rsid="005abd08"/>
    </style:style>
    <style:style style:name="P64" style:family="paragraph" style:parent-style-name="Contents_20_1" style:master-page-name="Index">
      <style:paragraph-properties style:page-number="auto"/>
    </style:style>
    <style:style style:name="P65" style:family="paragraph" style:parent-style-name="Heading_20_3">
      <style:text-properties officeooo:paragraph-rsid="005abd08"/>
    </style:style>
    <style:style style:name="P66" style:family="paragraph" style:parent-style-name="Heading_20_3">
      <style:text-properties officeooo:rsid="0058ef0b" officeooo:paragraph-rsid="005abd08"/>
    </style:style>
    <style:style style:name="P67" style:family="paragraph" style:parent-style-name="Heading_20_3">
      <style:text-properties fo:font-size="12pt" style:font-size-asian="12pt" style:font-size-complex="12pt"/>
    </style:style>
    <style:style style:name="P68" style:family="paragraph" style:parent-style-name="Heading_20_3">
      <style:text-properties fo:font-size="12pt" officeooo:paragraph-rsid="005c4073" style:font-size-asian="12pt" style:font-size-complex="12pt"/>
    </style:style>
    <style:style style:name="P69" style:family="paragraph" style:parent-style-name="Heading_20_1" style:master-page-name="Standard">
      <style:paragraph-properties style:page-number="1"/>
    </style:style>
    <style:style style:name="P70" style:family="paragraph" style:parent-style-name="Heading_20_1">
      <style:paragraph-properties fo:break-before="page"/>
    </style:style>
    <style:style style:name="T1" style:family="text">
      <style:text-properties officeooo:rsid="00232bd8"/>
    </style:style>
    <style:style style:name="T2" style:family="text">
      <style:text-properties style:font-name="Calibri2" fo:font-size="12pt" officeooo:rsid="00150dc7" style:font-size-asian="10.5pt" style:font-size-complex="12pt"/>
    </style:style>
    <style:style style:name="T3" style:family="text">
      <style:text-properties style:font-name="Calibri2" fo:font-size="12pt" officeooo:rsid="002959ff" style:font-size-asian="10.5pt" style:font-size-complex="12pt"/>
    </style:style>
    <style:style style:name="T4" style:family="text">
      <style:text-properties officeooo:rsid="0022534d"/>
    </style:style>
    <style:style style:name="T5" style:family="text">
      <style:text-properties officeooo:rsid="002356be"/>
    </style:style>
    <style:style style:name="T6" style:family="text">
      <style:text-properties officeooo:rsid="002959ff"/>
    </style:style>
    <style:style style:name="T7" style:family="text">
      <style:text-properties officeooo:rsid="002f2da1"/>
    </style:style>
    <style:style style:name="T8" style:family="text">
      <style:text-properties officeooo:rsid="0030f318"/>
    </style:style>
    <style:style style:name="T9" style:family="text">
      <style:text-properties officeooo:rsid="0032ef49"/>
    </style:style>
    <style:style style:name="T10" style:family="text">
      <style:text-properties officeooo:rsid="00338989"/>
    </style:style>
    <style:style style:name="T11" style:family="text">
      <style:text-properties officeooo:rsid="0038b1ae"/>
    </style:style>
    <style:style style:name="T12" style:family="text">
      <style:text-properties officeooo:rsid="003db469"/>
    </style:style>
    <style:style style:name="T13" style:family="text">
      <style:text-properties officeooo:rsid="003f3679"/>
    </style:style>
    <style:style style:name="T14" style:family="text">
      <style:text-properties officeooo:rsid="003f9e14"/>
    </style:style>
    <style:style style:name="T15" style:family="text">
      <style:text-properties officeooo:rsid="0040dfd1"/>
    </style:style>
    <style:style style:name="T16" style:family="text">
      <style:text-properties officeooo:rsid="00420579"/>
    </style:style>
    <style:style style:name="T17" style:family="text">
      <style:text-properties officeooo:rsid="00456aaf"/>
    </style:style>
    <style:style style:name="T18" style:family="text">
      <style:text-properties officeooo:rsid="00583418"/>
    </style:style>
    <style:style style:name="T19" style:family="text">
      <style:text-properties officeooo:rsid="0058ef0b"/>
    </style:style>
    <style:style style:name="T20" style:family="text">
      <style:text-properties officeooo:rsid="005abd08"/>
    </style:style>
    <style:style style:name="T21" style:family="text">
      <style:text-properties officeooo:rsid="005c4073"/>
    </style:style>
    <style:style style:name="T22" style:family="text">
      <style:text-properties officeooo:rsid="005de65c"/>
    </style:style>
    <style:style style:name="T23" style:family="text">
      <style:text-properties officeooo:rsid="0060c61c"/>
    </style:style>
    <style:style style:name="T24" style:family="text">
      <style:text-properties officeooo:rsid="0063557f"/>
    </style:style>
    <style:style style:name="T25" style:family="text">
      <style:text-properties officeooo:rsid="00644e9d"/>
    </style:style>
    <style:style style:name="T26" style:family="text">
      <style:text-properties officeooo:rsid="0065f56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6"><text:a xlink:type="simple" xlink:href="#__RefHeading___Toc105_1942098419" text:style-name="Index_20_Link" text:visited-style-name="Index_20_Link">1. Projektbeschreibung und Zielsetzung<text:tab/>1</text:a></text:p>
          <text:p text:style-name="P27"><text:a xlink:type="simple" xlink:href="#__RefHeading___Toc98_272856844" text:style-name="Index_20_Link" text:visited-style-name="Index_20_Link">1.1. Projektbeschreibung<text:tab/>1</text:a></text:p>
          <text:p text:style-name="P27"><text:a xlink:type="simple" xlink:href="#__RefHeading___Toc134_272856844" text:style-name="Index_20_Link" text:visited-style-name="Index_20_Link">1.2. Zielsetzung<text:tab/>1</text:a></text:p>
          <text:p text:style-name="P26"><text:a xlink:type="simple" xlink:href="#__RefHeading___Toc231_222718889" text:style-name="Index_20_Link" text:visited-style-name="Index_20_Link">2. Allgemeine Projektplanung<text:tab/>2</text:a></text:p>
          <text:p text:style-name="P27"><text:a xlink:type="simple" xlink:href="#__RefHeading___Toc1181_1038308316" text:style-name="Index_20_Link" text:visited-style-name="Index_20_Link">2.1 Anforderungen an das zu realisierende System<text:tab/>2</text:a></text:p>
          <text:p text:style-name="P28"><text:a xlink:type="simple" xlink:href="#__RefHeading___Toc1183_1038308316" text:style-name="Index_20_Link" text:visited-style-name="Index_20_Link">2.1.1. Anforderungen an die Applikation<text:tab/>2</text:a></text:p>
          <text:p text:style-name="P28"><text:a xlink:type="simple" xlink:href="#__RefHeading___Toc1185_1038308316" text:style-name="Index_20_Link" text:visited-style-name="Index_20_Link">2.1.2. Optionale Anforderungen<text:tab/>2</text:a></text:p>
          <text:p text:style-name="P28"><text:a xlink:type="simple" xlink:href="#__RefHeading___Toc1187_1038308316" text:style-name="Index_20_Link" text:visited-style-name="Index_20_Link">2.1.3. Welche Daten müssen gespeichert werden?<text:tab/>2</text:a></text:p>
          <text:p text:style-name="P27"><text:a xlink:type="simple" xlink:href="#__RefHeading___Toc154_272856844" text:style-name="Index_20_Link" text:visited-style-name="Index_20_Link">2.2. Meilensteine<text:tab/>2</text:a></text:p>
          <text:p text:style-name="P27"><text:a xlink:type="simple" xlink:href="#__RefHeading___Toc237_222718889" text:style-name="Index_20_Link" text:visited-style-name="Index_20_Link">2.3. Arbeitspakete und Zuständigkeiten<text:tab/>3</text:a></text:p>
          <text:p text:style-name="P28"><text:a xlink:type="simple" xlink:href="#__RefHeading___Toc239_222718889" text:style-name="Index_20_Link" text:visited-style-name="Index_20_Link">2.3.1. Niklas Schicker<text:tab/>3</text:a></text:p>
          <text:p text:style-name="P28"><text:a xlink:type="simple" xlink:href="#__RefHeading___Toc258_222718889" text:style-name="Index_20_Link" text:visited-style-name="Index_20_Link">2.3.2. Phil Hansen<text:tab/>3</text:a></text:p>
          <text:p text:style-name="P28"><text:a xlink:type="simple" xlink:href="#__RefHeading___Toc260_222718889" text:style-name="Index_20_Link" text:visited-style-name="Index_20_Link">2.3.3. Helge Nieblich<text:tab/>4</text:a></text:p>
          <text:p text:style-name="P28"><text:a xlink:type="simple" xlink:href="#__RefHeading___Toc262_222718889" text:style-name="Index_20_Link" text:visited-style-name="Index_20_Link">2.3.4. Gemeinsame Aufgabenbereiche<text:tab/>4</text:a></text:p>
          <text:p text:style-name="P28"><text:a xlink:type="simple" xlink:href="#__RefHeading___Toc264_222718889" text:style-name="Index_20_Link" text:visited-style-name="Index_20_Link">2.3.5. Anmerkung<text:tab/>4</text:a></text:p>
          <text:p text:style-name="P26"><text:a xlink:type="simple" xlink:href="#__RefHeading___Toc1189_1038308316" text:style-name="Index_20_Link" text:visited-style-name="Index_20_Link">3. Reflexion<text:tab/>4</text:a></text:p>
          <text:p text:style-name="P27"><text:a xlink:type="simple" xlink:href="#__RefHeading___Toc1037_1816270925" text:style-name="Index_20_Link" text:visited-style-name="Index_20_Link">3.1. Fachlicher Teil<text:tab/>4</text:a></text:p>
          <text:p text:style-name="P28"><text:a xlink:type="simple" xlink:href="#__RefHeading___Toc1039_1816270925" text:style-name="Index_20_Link" text:visited-style-name="Index_20_Link">3.1.1. Bewertung der fachlichen Schwierigkeiten<text:tab/>4</text:a></text:p>
          <text:p text:style-name="P28"><text:a xlink:type="simple" xlink:href="#__RefHeading___Toc1041_1816270925" text:style-name="Index_20_Link" text:visited-style-name="Index_20_Link">3.1.2. Arbeitserkenntnisse und neues Fachwissen<text:tab/>4</text:a></text:p>
          <text:p text:style-name="P27"><text:a xlink:type="simple" xlink:href="#__RefHeading___Toc1043_1816270925" text:style-name="Index_20_Link" text:visited-style-name="Index_20_Link">3.2. Projektmanagement<text:tab/>5</text:a></text:p>
          <text:p text:style-name="P28"><text:a xlink:type="simple" xlink:href="#__RefHeading___Toc1045_1816270925" text:style-name="Index_20_Link" text:visited-style-name="Index_20_Link">3.2.1. Bewertung der Schwierigkeiten des Projektmanagements<text:tab/>5</text:a></text:p>
          <text:p text:style-name="P28"><text:a xlink:type="simple" xlink:href="#__RefHeading___Toc1047_1816270925" text:style-name="Index_20_Link" text:visited-style-name="Index_20_Link">3.2.2. Begründung von Abweichungen der Planung<text:tab/>5</text:a></text:p>
          <text:p text:style-name="P28"><text:a xlink:type="simple" xlink:href="#__RefHeading___Toc1049_1816270925" text:style-name="Index_20_Link" text:visited-style-name="Index_20_Link">3.2.3. Erkenntnisse des Projektmanagements<text:tab/>5</text:a></text:p>
          <text:p text:style-name="P27"><text:a xlink:type="simple" xlink:href="#__RefHeading___Toc1051_1816270925" text:style-name="Index_20_Link" text:visited-style-name="Index_20_Link">3.3. Kommunikation<text:tab/>5</text:a></text:p>
          <text:p text:style-name="P28"><text:a xlink:type="simple" xlink:href="#__RefHeading___Toc1053_1816270925" text:style-name="Index_20_Link" text:visited-style-name="Index_20_Link">3.3.1. Bewertung der Kommunikation im Projektteam<text:tab/>5</text:a></text:p>
          <text:p text:style-name="P28"><text:a xlink:type="simple" xlink:href="#__RefHeading___Toc1055_1816270925" text:style-name="Index_20_Link" text:visited-style-name="Index_20_Link">3.3.2. Erkenntnisse der Kommunikation<text:tab/>6</text:a></text:p>
        </text:index-body>
      </text:table-of-content>
      <text:p text:style-name="Contents_20_2"/>
      <text:h text:style-name="P69" text:outline-level="1"><text:bookmark-start text:name="__RefHeading___Toc105_1942098419"/>1. <text:span text:style-name="T5">Projektbeschreibung und </text:span>Zielsetzung<text:bookmark-end text:name="__RefHeading___Toc105_1942098419"/></text:h>
      <text:p text:style-name="P6"/>
      <text:h text:style-name="Heading_20_2" text:outline-level="2"><text:bookmark-start text:name="__RefHeading___Toc98_272856844"/>1.1. <text:span text:style-name="T5">Projektbeschreibung</text:span><text:bookmark-end text:name="__RefHeading___Toc98_272856844"/></text:h>
      <text:p text:style-name="Standard">Im Zuge der schulischen Ausbildung zum Fachinformatiker, mit de<text:span text:style-name="T7">n</text:span> Schwerpunkt<text:span text:style-name="T7">en</text:span> Systemintegration <text:span text:style-name="T7">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3">Die Gruppe Schicker, Hansen, Nieblich hat sich nach Abwägung diverser Projektideen <text:span text:style-name="T12">- </text:span>unter anderem einem Messenger á la Whatsapp, einer Weltkarte mit Infos zu interessanten Orten und einer Quizapp <text:span text:style-name="T12">-</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14"/>
      <text:p text:style-name="P12">Di<text:span text:style-name="T8">e Applikation</text:span> soll die Möglichkeit bieten, <text:span text:style-name="T2">die täglichen </text:span><text:span text:style-name="T3">Tätigkeiten</text:span><text:span text:style-name="T2"> mit ihren zugehörigen Arbeitszeiten zu notieren </text:span><text:span text:style-name="T3">und</text:span><text:span text:style-name="T2"> somit einen Überblick </text:span><text:span text:style-name="T3">darüber geben, wie viel Zeit für welche Aufgabe aufgewendet wurde.</text:span><text:span text:style-name="T2"> </text:span><text:span text:style-name="T3">Auf diesem Weg</text:span><text:span text:style-name="T2"> ist es möglich zu überprüfen, ob die angestrebte Arbeitszeit, für eine einzelne Aufgabe, oder auch für den ganzen Tag, erreicht wurde, oder nicht.</text:span></text:p>
      <text:p text:style-name="P7">Grafisch soll der Tagesplaner im Stile eines "Stundenplanes" dargestellt werden.</text:p>
      <text:p text:style-name="P7"/>
      <text:p text:style-name="P9">Für die realistische Nutzung der App erstellt die Gruppe eine <text:span text:style-name="T4">voll funktionsfähige Backend-API.</text:span></text:p>
      <text:p text:style-name="P9">Mit dieser können die Administratoren neue Benutzer erstellen und Datensätze verwalten. Die App ist somit nicht an den lokalen Telefonspeicher gebunden <text:span text:style-name="T6">und hat einen zentralen Zugriffspunkt, über den die Daten der Anwendung administriert werden können.</text:span></text:p>
      <text:p text:style-name="P8"/>
      <text:p text:style-name="P11">Im Anschluss an die Projektarbeit erfolgt die Vorstellung der Ergebnisse durch eine Präsentation.</text:p>
      <text:p text:style-name="P10">Die Abgabe der Applikation erfolgt am 18.07.2017 <text:span text:style-name="T6">in Form eines ZIP-Archives </text:span>via E-Mail.</text:p>
      <text:p text:style-name="Standard"/>
      <text:p text:style-name="P5"/>
      <text:h text:style-name="P70" text:outline-level="1"><text:bookmark-start text:name="__RefHeading___Toc231_222718889"/>2. <text:span text:style-name="T15">Allgemeine Projektplanung</text:span><text:bookmark-end text:name="__RefHeading___Toc231_222718889"/></text:h>
      <text:h text:style-name="P63" text:outline-level="2"><text:bookmark-start text:name="__RefHeading___Toc1181_1038308316"/>2.<text:span text:style-name="T20">1</text:span> Anforderungen an das zu realisierende System<text:bookmark-end text:name="__RefHeading___Toc1181_1038308316"/></text:h>
      <text:h text:style-name="P65" text:outline-level="3"><text:bookmark-start text:name="__RefHeading___Toc1183_1038308316"/>2.<text:span text:style-name="T20">1</text:span>.1. Anforderungen an die Applikation<text:bookmark-end text:name="__RefHeading___Toc1183_1038308316"/></text:h>
      <text:list xml:id="list565402286563227389" text:style-name="L1">
        <text:list-item>
          <text:p text:style-name="P29">Dauerhafte Anmeldung eines Users in der App</text:p>
        </text:list-item>
        <text:list-item>
          <text:p text:style-name="P29">Erstellen, editieren und Löschen von Einträgen</text:p>
        </text:list-item>
        <text:list-item>
          <text:p text:style-name="P30">Anzeige der aufgebrachten Arbeitszeiten pro Tag</text:p>
        </text:list-item>
        <text:list-item>
          <text:p text:style-name="P29">Darstellen von Benutzerdaten</text:p>
        </text:list-item>
        <text:list-item>
          <text:p text:style-name="P29">Abrufen von Datensätzen aus der Datenbank</text:p>
        </text:list-item>
        <text:list-item>
          <text:p text:style-name="P29">Einfügen von Datensätzen in die Datenbank</text:p>
        </text:list-item>
        <text:list-item>
          <text:p text:style-name="P30">Dauerhaftes Abmelden des Benutzers aus der App</text:p>
        </text:list-item>
      </text:list>
      <text:p text:style-name="P24"/>
      <text:h text:style-name="P65" text:outline-level="3"><text:bookmark-start text:name="__RefHeading___Toc1185_1038308316"/>2.<text:span text:style-name="T20">1</text:span>.2. Optionale Anforderungen<text:bookmark-end text:name="__RefHeading___Toc1185_1038308316"/></text:h>
      <text:list xml:id="list3255483986087861096" text:style-name="L2">
        <text:list-item>
          <text:p text:style-name="P32">Visuelle Darstellung des gearbeiteten Zeitraum (in Form eines farblichen Balken)</text:p>
        </text:list-item>
        <text:list-item>
          <text:p text:style-name="P31">Über- Unterstundenrechner/<text:span text:style-name="T22">Auswertung pro Woche mit Arbeitszeiten pro Tätigkeit/Bereich</text:span></text:p>
        </text:list-item>
        <text:list-item>
          <text:p text:style-name="P31">Verschiedene Ansichtszeiträume und Darstellungsformen</text:p>
        </text:list-item>
        <text:list-item>
          <text:p text:style-name="P31">Verschiedene Portrait- und Landscapeansichten</text:p>
        </text:list-item>
        <text:list-item>
          <text:p text:style-name="P31">Auswahl verschiedener Farbschemata</text:p>
        </text:list-item>
        <text:list-item>
          <text:p text:style-name="P31">Admin-Modus zur Administrierung der App</text:p>
        </text:list-item>
        <text:list-item>
          <text:p text:style-name="P32">Sprachauswahl</text:p>
        </text:list-item>
      </text:list>
      <text:p text:style-name="P25"/>
      <text:h text:style-name="P66" text:outline-level="3"><text:bookmark-start text:name="__RefHeading___Toc1187_1038308316"/>2.<text:span text:style-name="T20">1</text:span>.<text:span text:style-name="T20">3.</text:span> Welche Daten müssen gespeichert werden?<text:bookmark-end text:name="__RefHeading___Toc1187_1038308316"/></text:h>
      <text:list xml:id="list3295952731972406633" text:style-name="L3">
        <text:list-item>
          <text:p text:style-name="P36">Benutzername</text:p>
        </text:list-item>
        <text:list-item>
          <text:p text:style-name="P36">Anrede</text:p>
        </text:list-item>
        <text:list-item>
          <text:p text:style-name="P36">Titel</text:p>
        </text:list-item>
        <text:list-item>
          <text:p text:style-name="P36">Vorname</text:p>
        </text:list-item>
        <text:list-item>
          <text:p text:style-name="P36">Nachname</text:p>
        </text:list-item>
        <text:list-item>
          <text:p text:style-name="P36">E-Mail-<text:span text:style-name="T19">Adresse</text:span></text:p>
        </text:list-item>
        <text:list-item>
          <text:p text:style-name="P36">Inhalte der Einträge</text:p>
          <text:list>
            <text:list-item>
              <text:p text:style-name="P37">Start- und Endzeiten</text:p>
            </text:list-item>
            <text:list-item>
              <text:p text:style-name="P37">Datum</text:p>
            </text:list-item>
            <text:list-item>
              <text:p text:style-name="P37">Beschreibung</text:p>
            </text:list-item>
          </text:list>
        </text:list-item>
      </text:list>
      <text:p text:style-name="P18"/>
      <text:p text:style-name="P18"/>
      <text:h text:style-name="Heading_20_2" text:outline-level="2"><text:bookmark-start text:name="__RefHeading___Toc154_272856844"/><text:span text:style-name="T13">2.2.</text:span> <text:span text:style-name="T9">Meilensteine</text:span><text:bookmark-end text:name="__RefHeading___Toc154_272856844"/></text:h>
      <text:list xml:id="list7653148717275129490" text:style-name="L4">
        <text:list-item>
          <text:p text:style-name="P38">G<text:span text:style-name="T10">ruppenfindung</text:span></text:p>
        </text:list-item>
        <text:list-item>
          <text:p text:style-name="P39">Findung einer Problemstellung / Projektidee</text:p>
        </text:list-item>
        <text:list-item>
          <text:p text:style-name="P39">Aneignen von Grundwissen für die Arbeit mit Java und Android Studio</text:p>
        </text:list-item>
        <text:list-item>
          <text:p text:style-name="P40">Genehmigung des Projektes durch die Lehrkraft</text:p>
        </text:list-item>
        <text:list-item>
          <text:p text:style-name="P44"><text:soft-page-break/>Konzeptionierung der Applikation</text:p>
        </text:list-item>
        <text:list-item>
          <text:p text:style-name="P45">Verfassen von Zielsetzung und Projektbeschreibung</text:p>
        </text:list-item>
        <text:list-item>
          <text:p text:style-name="P41">Erstellen <text:span text:style-name="T11">und </text:span>Zuweisung von Arbeitspaketen</text:p>
        </text:list-item>
        <text:list-item>
          <text:p text:style-name="P42">Fertigstellung der Login-Activity</text:p>
        </text:list-item>
        <text:list-item>
          <text:p text:style-name="P42">Implementierung eines Drawer-Menüs</text:p>
        </text:list-item>
        <text:list-item>
          <text:p text:style-name="P47">Fertigstellung des Profil-Fragmentes</text:p>
        </text:list-item>
        <text:list-item>
          <text:p text:style-name="P47">Fertigstellung des About-Fragmentes</text:p>
        </text:list-item>
        <text:list-item>
          <text:p text:style-name="P43">Fertigstellung des Entry<text:span text:style-name="T14">Creation</text:span>-Fragmentes</text:p>
        </text:list-item>
        <text:list-item>
          <text:p text:style-name="P42">Fertigstellung der Main-Activity</text:p>
        </text:list-item>
        <text:list-item>
          <text:p text:style-name="P45">Fertigstellung der Settings-Activity</text:p>
        </text:list-item>
        <text:list-item>
          <text:p text:style-name="P45">Backend API</text:p>
        </text:list-item>
        <text:list-item>
          <text:p text:style-name="P45">Anbindung der App an die Backend API</text:p>
        </text:list-item>
        <text:list-item>
          <text:p text:style-name="P48">Tests und Refactoring</text:p>
        </text:list-item>
        <text:list-item>
          <text:p text:style-name="P48">Implementierung der optionalen Ziele</text:p>
        </text:list-item>
        <text:list-item>
          <text:p text:style-name="P49">Reflexion des Projektes</text:p>
        </text:list-item>
        <text:list-item>
          <text:p text:style-name="P49">Fertigstellen der Dokumentation</text:p>
        </text:list-item>
        <text:list-item>
          <text:p text:style-name="P49">Präsentation des Projektes</text:p>
        </text:list-item>
      </text:list>
      <text:p text:style-name="P15"/>
      <text:p text:style-name="P15"/>
      <text:h text:style-name="Heading_20_2" text:outline-level="2"><text:bookmark-start text:name="__RefHeading___Toc237_222718889"/>2.<text:span text:style-name="T20">3</text:span>. <text:span text:style-name="T16">Arbeitspakete und Zuständigkeiten</text:span><text:bookmark-end text:name="__RefHeading___Toc237_222718889"/></text:h>
      <text:h text:style-name="P67" text:outline-level="3"><text:bookmark-start text:name="__RefHeading___Toc239_222718889"/><text:span text:style-name="T21">2.3.1. </text:span>Niklas Schicker<text:bookmark-end text:name="__RefHeading___Toc239_222718889"/></text:h>
      <text:list xml:id="list981719943482715030" text:style-name="L5">
        <text:list-item>
          <text:p text:style-name="P51"><text:span text:style-name="T21">Navigation</text:span>-Menü</text:p>
        </text:list-item>
        <text:list-item>
          <text:p text:style-name="P51">Erstellen von diversen Backend-Klassen</text:p>
        </text:list-item>
        <text:list-item>
          <text:p text:style-name="P51">Aufbau einer Backend API</text:p>
        </text:list-item>
        <text:list-item>
          <text:p text:style-name="P55"><text:span text:style-name="T23">D</text:span>eutsche strings.xml für die App verwenden</text:p>
        </text:list-item>
        <text:list-item>
          <text:p text:style-name="P57">TimeTablePage/r-Fragment</text:p>
        </text:list-item>
        <text:list-item>
          <text:p text:style-name="P57">TimeTableEntryCreation-Activity</text:p>
        </text:list-item>
        <text:list-item>
          <text:p text:style-name="P57">Overview(Page)-Fragment</text:p>
        </text:list-item>
        <text:list-item>
          <text:p text:style-name="P57">Helper-Klassen (z.B. ActivityFetcher, DateHelper, TimeTableEntryCollectionHelper)</text:p>
        </text:list-item>
      </text:list>
      <text:p text:style-name="P16"/>
      <text:h text:style-name="P68" text:outline-level="3"><text:bookmark-start text:name="__RefHeading___Toc258_222718889"/><text:span text:style-name="T21">2.3.2. </text:span>Phil Hansen<text:bookmark-end text:name="__RefHeading___Toc258_222718889"/></text:h>
      <text:list xml:id="list4868254180903771301" text:style-name="L6">
        <text:list-item>
          <text:p text:style-name="P56">Inten<text:span text:style-name="T23">t</text:span>Factory zur Verbesserung der Les<text:span text:style-name="T22">barkeit des Codes erstellen und pflegen</text:span></text:p>
        </text:list-item>
        <text:list-item>
          <text:p text:style-name="P60">Login Activity <text:span text:style-name="T21">und Layout</text:span></text:p>
        </text:list-item>
        <text:list-item>
          <text:p text:style-name="P52">Logout-Methode <text:span text:style-name="T21">und Layout</text:span></text:p>
        </text:list-item>
        <text:list-item>
          <text:p text:style-name="P52">Settings-Page <text:span text:style-name="T21">und Layout</text:span></text:p>
        </text:list-item>
        <text:list-item>
          <text:p text:style-name="P56">Profile-Fragment und Layout</text:p>
        </text:list-item>
        <text:list-item>
          <text:p text:style-name="P62">Inhalte, Icons und Layout des Navigations-Menü</text:p>
        </text:list-item>
        <text:list-item>
          <text:p text:style-name="P56">Deutsche strings.xml in Abhängigkeit der englischen erstellen</text:p>
        </text:list-item>
        <text:list-item>
          <text:p text:style-name="P56">Weiterführen der Dokumentation</text:p>
        </text:list-item>
        <text:list-item>
          <text:p text:style-name="P56">Erstellen der Reflexion/Dokument mit Screenshots</text:p>
        </text:list-item>
        <text:list-item>
          <text:p text:style-name="P59">Erstellung der UML-Klassendiagramme</text:p>
        </text:list-item>
      </text:list>
      <text:p text:style-name="P17"/>
      <text:h text:style-name="P68" text:outline-level="3"><text:bookmark-start text:name="__RefHeading___Toc260_222718889"/><text:soft-page-break/><text:span text:style-name="T21">2.3.3. </text:span>Helge Nieblich<text:bookmark-end text:name="__RefHeading___Toc260_222718889"/></text:h>
      <text:list xml:id="list9211287429973033491" text:style-name="L7">
        <text:list-item>
          <text:p text:style-name="P61">Erstellen eines GitHub-Repositorys</text:p>
        </text:list-item>
        <text:list-item>
          <text:p text:style-name="P61">Erstellen einer Ordnerstruktur und Aufbau der Dokumentationsunterlagen</text:p>
        </text:list-item>
        <text:list-item>
          <text:p text:style-name="P61">About-Fragment</text:p>
        </text:list-item>
        <text:list-item>
          <text:p text:style-name="P58">Überarbeitung diverser Layouts</text:p>
        </text:list-item>
        <text:list-item>
          <text:p text:style-name="P58">Auswahl der zu benutzenden Icons</text:p>
        </text:list-item>
        <text:list-item>
          <text:p text:style-name="P53">Formatieren der Dokumentationsunterlagen</text:p>
        </text:list-item>
        <text:list-item>
          <text:p text:style-name="P46">Verfassen von Zielsetzung und Projektbeschreibung</text:p>
        </text:list-item>
        <text:list-item>
          <text:p text:style-name="P50">Erstellen <text:span text:style-name="T26">und finalisieren </text:span>der Dokumentationsunterlagen</text:p>
        </text:list-item>
      </text:list>
      <text:p text:style-name="P16"/>
      <text:h text:style-name="P68" text:outline-level="3"><text:bookmark-start text:name="__RefHeading___Toc262_222718889"/><text:span text:style-name="T21">2.3.4. </text:span>Gemeinsame Aufgabenbereiche<text:bookmark-end text:name="__RefHeading___Toc262_222718889"/></text:h>
      <text:list xml:id="list6231708919386748510" text:style-name="L8">
        <text:list-item>
          <text:p text:style-name="P54">Eintrag Erstellen Fragment</text:p>
        </text:list-item>
        <text:list-item>
          <text:p text:style-name="P34">Finales Aussehen der Applikati<text:span text:style-name="T17">on</text:span></text:p>
        </text:list-item>
        <text:list-item>
          <text:p text:style-name="P35">Main Activity der Applikation</text:p>
        </text:list-item>
        <text:list-item>
          <text:p text:style-name="P33">onBackPressed-Action programmieren</text:p>
        </text:list-item>
      </text:list>
      <text:p text:style-name="P23"/>
      <text:h text:style-name="P68" text:outline-level="3"><text:bookmark-start text:name="__RefHeading___Toc264_222718889"/><text:span text:style-name="T21">2.3.5. </text:span>Anmerkung<text:bookmark-end text:name="__RefHeading___Toc264_222718889"/></text:h>
      <text:p text:style-name="Standard">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23"/>
      <text:p text:style-name="P23"/>
      <text:h text:style-name="Heading_20_1" text:outline-level="1"><text:bookmark-start text:name="__RefHeading___Toc1189_1038308316"/><text:span text:style-name="T18">3. </text:span>Reflexion<text:bookmark-end text:name="__RefHeading___Toc1189_1038308316"/></text:h>
      <text:h text:style-name="Heading_20_2" text:outline-level="2"><text:bookmark-start text:name="__RefHeading___Toc1037_1816270925"/>3.1. Fachlicher Teil<text:bookmark-end text:name="__RefHeading___Toc1037_1816270925"/></text:h>
      <text:h text:style-name="Heading_20_3" text:outline-level="3"><text:bookmark-start text:name="__RefHeading___Toc1039_1816270925"/>3.1.1. Bewertung der fachlichen Schwierigkeiten<text:bookmark-end text:name="__RefHeading___Toc1039_1816270925"/></text:h>
      <text:p text:style-name="P19">Das größte Problem bei dem Projekt waren das sehr kurzfristige Einarbeiten in die Programmiersprache und de<text:span text:style-name="T24">r</text:span> Umgang mit Android Studio.</text:p>
      <text:p text:style-name="P19">Da das Thema frei wählbar war, konnten wir den Schwierigkeitsgrad des Inhaltes gut beeinflussen.</text:p>
      <text:p text:style-name="Standard">Nichtsdestotrotz war unser "Arbeitszeiten-<text:span text:style-name="T24">V</text:span>erwalter" stellenweise schwerer zu realisieren, als ursprünglich erwartet, was zu einigen Stolpersteinen führte, für deren Bewältigung diverse Recherchearbeiten nötig waren.</text:p>
      <text:p text:style-name="Standard"/>
      <text:h text:style-name="Heading_20_3" text:outline-level="3"><text:bookmark-start text:name="__RefHeading___Toc1041_1816270925"/>3.1.2. Arbeitserkenntnisse <text:span text:style-name="T24">und neues Fachwissen</text:span><text:bookmark-end text:name="__RefHeading___Toc1041_1816270925"/></text:h>
      <text:p text:style-name="Standard">In erste Linie haben wir viel über den Umgang mit Android Studio und das Programmieren von Apps in Java gelernt. <text:span text:style-name="T24">Des weiteren </text:span>konnten wir uns Wissen über die Funktionsweise von Android-Applikationen und deren Backend aneignen.</text:p>
      <text:p text:style-name="Standard"/>
      <text:h text:style-name="Heading_20_2" text:outline-level="2"><text:bookmark-start text:name="__RefHeading___Toc1043_1816270925"/><text:soft-page-break/>3.2. Projektmanagement<text:bookmark-end text:name="__RefHeading___Toc1043_1816270925"/></text:h>
      <text:h text:style-name="Heading_20_3" text:outline-level="3"><text:bookmark-start text:name="__RefHeading___Toc1045_1816270925"/>3.2.1. Bewertung der Schwierigkeiten des Projektmanagements<text:bookmark-end text:name="__RefHeading___Toc1045_1816270925"/></text:h>
      <text:p text:style-name="Standard">Von der Planung des Projektes hängt der gesamte Verlauf und vor allem auch der Erfolg des Projektes ab. Ist die Planung nicht stimmig, kann das angestrebte Ziel nicht erreicht werden.</text:p>
      <text:p text:style-name="Standard">Besonders der Einstieg, sprich die Konzeptionierung, vielen uns schwer. Es ist natürlich leichter, einfach "wild drauf los" zu arbeiten, statt im Voraus alle kommenden Steps zu planen und zu durchdenken. Auch die Aufteilung und das Erstellen von Aufgabenpaketen <text:span text:style-name="T24">f</text:span>ielen un<text:span text:style-name="T24">s</text:span> nicht leicht - letzten Endes arbeitete jeder <text:span text:style-name="T24">dort, wo gerade Bedarf war</text:span>, was nicht unbedingt verkehrt ist, aber <text:span text:style-name="T24">dazu führt, dass die Übersicht verloren geht.</text:span></text:p>
      <text:p text:style-name="Standard">Obwohl die Planung umfangreicher und besser hätte ausfallen können sind wir mit dem Ergebnis relativ zufrieden. Unsere Organisation hat uns durch den Verlauf des Projektes <text:span text:style-name="T24">ge</text:span>leitet und uns einen "roten Faden" geboten, auf den wir jederzeit zurückgreifen konnten.</text:p>
      <text:p text:style-name="Standard"/>
      <text:h text:style-name="Heading_20_3" text:outline-level="3"><text:bookmark-start text:name="__RefHeading___Toc1047_1816270925"/>3.2.2. <text:span text:style-name="T25">Begründung</text:span> von Abweichungen der Planung<text:bookmark-end text:name="__RefHeading___Toc1047_1816270925"/></text:h>
      <text:p text:style-name="Standard">Aufgrund der mangelnden Erfahrungen im Bereich der Android-Programmierung, stellten sich einige der erwarteten Arbeitszeiten als Fehleinschätzungen heraus.</text:p>
      <text:p text:style-name="Standard">Während des Projektes waren wir zunächst sehr gut im Zeitplan, "verzettelten" uns zum Ende hin allerdings mit Kleinigkeiten und Details, die sich als sehr zeitraubend herausstellten (z.B. das Verhalten der Applikation beim Nutzen des Zurück-Buttons).</text:p>
      <text:p text:style-name="Standard">Aufgrund der entstandenen Zeitprobleme, hatten wir auch keine weitere Möglichkeit, auf unsere optionalen Ziele einzugehen.</text:p>
      <text:p text:style-name="Standard">Die Planung der Zeitaufwände, für einzelne Teilbereiche, bedarf für künftige Projekte, mit einem festen Zeitrahmen, der Verbesserung.</text:p>
      <text:p text:style-name="Standard"/>
      <text:h text:style-name="Heading_20_3" text:outline-level="3"><text:bookmark-start text:name="__RefHeading___Toc1049_1816270925"/>3.2.3. <text:span text:style-name="T25">Erkenntnisse des Projektmanagements</text:span><text:bookmark-end text:name="__RefHeading___Toc1049_1816270925"/></text:h>
      <text:p text:style-name="Standard">Es sollte von Anfang an mehr Zeit für Tests und Recherchen eingeplant werden. Es ist nicht damit zu rechnen, dass alles auf Anhieb funktioniert.</text:p>
      <text:p text:style-name="Standard"><text:span text:style-name="T25">P</text:span>rimärziel ist <text:span text:style-name="T25">es</text:span>, dass die grundlegenden Funktionen einer Applikation funktionsfähig sind. Alles weitere ist zweitrangig und muss nach hinten verschoben werden.</text:p>
      <text:p text:style-name="Standard"/>
      <text:h text:style-name="Heading_20_2" text:outline-level="2"><text:bookmark-start text:name="__RefHeading___Toc1051_1816270925"/>3.3. Kommunikation<text:bookmark-end text:name="__RefHeading___Toc1051_1816270925"/></text:h>
      <text:h text:style-name="Heading_20_3" text:outline-level="3"><text:bookmark-start text:name="__RefHeading___Toc1053_1816270925"/>3.3.1. Bewertung der Kommunikation im Projektteam<text:bookmark-end text:name="__RefHeading___Toc1053_1816270925"/></text:h>
      <text:p text:style-name="Standard">Die Kommunikation im Team lief sehr gut ab. Wenn es Meinungsunterschiede gab, fanden wir stets einen Kompromiss, mit dem sich alle ar<text:span text:style-name="T25">r</text:span>angieren konnten. Die Übersicht, wer sich gerade mit welcher Aufgabe beschäftigt, hätte stellenweise ein wenig besser ausfallen können. Es kam hierdurch allerdings nicht zu nennenswerten <text:span text:style-name="T25">Konsequenzen.</text:span></text:p>
      <text:p text:style-name="Standard">Auch, wenn wir unsere Arbeitspakete und Zuständigkeiten nicht immer eingehalten haben, verlief die Arbeit im Team sehr gut. Jedes Teammitglied konnte seine individuellen Fähigkeiten einbringen und seinen Teil zum Erreichen des Projektzieles beitragen.</text:p>
      <text:p text:style-name="Standard">Wir konnten untereinander Wissen austauschen und viele Kleinigkeiten kennenlernen.</text:p>
      <text:p text:style-name="Standard"/>
      <text:h text:style-name="Heading_20_3" text:outline-level="3"><text:bookmark-start text:name="__RefHeading___Toc1055_1816270925"/><text:soft-page-break/>3.3.2. Erkenntnisse der Kommunikation<text:bookmark-end text:name="__RefHeading___Toc1055_1816270925"/></text:h>
      <text:p text:style-name="P20">Die Kommunikation mit neuen, unbekannten Teampartnern ist schwieriger, als alleine, oder im bekannten Team zu arbeiten.</text:p>
      <text:p text:style-name="P20">Kompromissbereitschaft ist der Schlüssel zum erfolgreichen Miteinander.</text:p>
      <text:p text:style-name="P20">Wenn es darum geht, dass Leute an verschiedenen Arbeitspaketen tätig sind, ist eine tägliche Rücksprache, wie zum Beispiel ein Daily Scrum, sehr hilfreich, um einen guten Überblick zu behalten und die Planung dynamisch zu gestalten.</text:p>
      <text:p text:style-name="P20">Die Organisation der Dateien über GitHub verlief sehr gut und ist empfehlenswert.</text:p>
      <text:p text:style-name="P20"/>
      <text:p text:style-name="P20"/>
      <text:h text:style-name="Heading_20_1" text:outline-level="1">4. Weiterführende Links</text:h>
      <text:p text:style-name="P21">Das GitHub-Repository ist unter dem folgenden Link zu finden:</text:p>
      <text:p text:style-name="P21"/>
      <text:p text:style-name="P21">https://github.com/HelNi/androidProject.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8T09:57:10.001000000</dc:date>
    <meta:editing-duration>PT55M36S</meta:editing-duration>
    <meta:editing-cycles>15</meta:editing-cycles>
    <meta:generator>LibreOffice/5.1.6.2$Windows_x86 LibreOffice_project/07ac168c60a517dba0f0d7bc7540f5afa45f0909</meta:generator>
    <meta:document-statistic meta:table-count="0" meta:image-count="0" meta:object-count="0" meta:page-count="8" meta:paragraph-count="165" meta:word-count="1413" meta:character-count="10453" meta:non-whitespace-character-count="9280"/>
  </office:meta>
</office:document-meta>
</file>